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206D69A14DE.png" manifest:media-type="image/png"/>
  <manifest:file-entry manifest:full-path="Pictures/1000020100000201000000E52E2B171E.png" manifest:media-type="image/png"/>
  <manifest:file-entry manifest:full-path="Pictures/1000020100000412000003F3659F1DB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etokohdetaulukko" style:family="table">
      <style:table-properties style:width="18.094cm" fo:margin-left="0cm" table:align="left"/>
    </style:style>
    <style:style style:name="Tietokohdetaulukko.A" style:family="table-column">
      <style:table-column-properties style:column-width="6.336cm"/>
    </style:style>
    <style:style style:name="Tietokohdetaulukko.B" style:family="table-column">
      <style:table-column-properties style:column-width="3.284cm"/>
    </style:style>
    <style:style style:name="Tietokohdetaulukko.C" style:family="table-column">
      <style:table-column-properties style:column-width="8.474cm"/>
    </style:style>
    <style:style style:name="Tietokohdetaulukko.A1" style:family="table-cell">
      <style:table-cell-properties fo:padding="0.097cm" fo:border-left="0.05pt solid #000000" fo:border-right="none" fo:border-top="0.05pt solid #000000" fo:border-bottom="0.05pt solid #000000"/>
    </style:style>
    <style:style style:name="Tietokohdetaulukko.C1" style:family="table-cell">
      <style:table-cell-properties fo:padding="0.097cm" fo:border="0.05pt solid #000000"/>
    </style:style>
    <style:style style:name="Tietokohdetaulukko.A2" style:family="table-cell">
      <style:table-cell-properties fo:padding="0.097cm" fo:border-left="0.05pt solid #000000" fo:border-right="none" fo:border-top="none" fo:border-bottom="0.05pt solid #000000"/>
    </style:style>
    <style:style style:name="Tietokohdetaulukk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94cm" fo:margin-left="0cm" table:align="left"/>
    </style:style>
    <style:style style:name="Table1.A" style:family="table-column">
      <style:table-column-properties style:column-width="6.336cm"/>
    </style:style>
    <style:style style:name="Table1.B" style:family="table-column">
      <style:table-column-properties style:column-width="3.284cm"/>
    </style:style>
    <style:style style:name="Table1.C" style:family="table-column">
      <style:table-column-properties style:column-width="8.4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94cm" fo:margin-left="0cm" table:align="left"/>
    </style:style>
    <style:style style:name="Table2.A" style:family="table-column">
      <style:table-column-properties style:column-width="6.336cm"/>
    </style:style>
    <style:style style:name="Table2.B" style:family="table-column">
      <style:table-column-properties style:column-width="3.284cm"/>
    </style:style>
    <style:style style:name="Table2.C" style:family="table-column">
      <style:table-column-properties style:column-width="8.47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7139" officeooo:paragraph-rsid="000a7139"/>
    </style:style>
    <style:style style:name="P2" style:family="paragraph" style:parent-style-name="Standard">
      <style:text-properties officeooo:rsid="000a7139" officeooo:paragraph-rsid="000e23f8"/>
    </style:style>
    <style:style style:name="P3" style:family="paragraph" style:parent-style-name="Standard">
      <style:text-properties fo:font-weight="bold" officeooo:rsid="000a7139" officeooo:paragraph-rsid="000a7139" style:font-weight-asian="bold" style:font-weight-complex="bold"/>
    </style:style>
    <style:style style:name="P4" style:family="paragraph" style:parent-style-name="Standard">
      <style:text-properties fo:font-size="16pt" fo:font-weight="bold" officeooo:rsid="000a7139" officeooo:paragraph-rsid="000a713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a7139" officeooo:paragraph-rsid="000a7139" style:font-size-asian="22pt" style:font-weight-asian="bold" style:font-size-complex="22pt" style:font-weight-complex="bold"/>
    </style:style>
    <style:style style:name="P6" style:family="paragraph" style:parent-style-name="Standard">
      <style:text-properties fo:font-size="18pt" fo:font-weight="bold" officeooo:rsid="000a7139" officeooo:paragraph-rsid="000e23f8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0e23f8" officeooo:paragraph-rsid="000e23f8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2pt" fo:font-weight="bold" officeooo:rsid="000e23f8" officeooo:paragraph-rsid="000e23f8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e7834" officeooo:paragraph-rsid="000e7834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normal" officeooo:rsid="000e23f8" officeooo:paragraph-rsid="000e23f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e7834" officeooo:paragraph-rsid="000e7834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5c71" officeooo:paragraph-rsid="00105c71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style:line-height-at-least="0.45cm" fo:widows="1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.212cm" style:contextual-spacing="false" fo:line-height="142%" fo:widows="1" fo:text-indent="0cm" style:auto-text-indent="false" fo:padding="0.212cm" fo:border="0.06pt solid #cccccc"/>
      <style:text-properties officeooo:paragraph-rsid="000e23f8"/>
    </style:style>
    <style:style style:name="P15" style:family="paragraph" style:parent-style-name="Heading_20_3">
      <style:text-properties fo:font-variant="normal" fo:text-transform="none" fo:color="#333333" style:font-name="Helvetica Neue" fo:font-size="10.5pt" fo:letter-spacing="normal" fo:font-style="normal" fo:font-weight="bold" officeooo:rsid="000a7139" officeooo:paragraph-rsid="000e23f8"/>
    </style:style>
    <style:style style:name="P16" style:family="paragraph" style:parent-style-name="Preformatted_20_Text">
      <style:paragraph-properties fo:margin-top="0cm" fo:margin-bottom="0.212cm" style:contextual-spacing="false" fo:line-height="142%" fo:widows="1" fo:padding="0.212cm" fo:border="0.06pt solid #cccccc"/>
    </style:style>
    <style:style style:name="P17" style:family="paragraph" style:parent-style-name="Preformatted_20_Text">
      <style:paragraph-properties fo:margin-top="0cm" fo:margin-bottom="0.212cm" style:contextual-spacing="false" fo:line-height="142%" fo:widows="1" fo:padding="0.212cm" fo:border="0.06pt solid #cccccc"/>
      <style:text-properties officeooo:paragraph-rsid="000e23f8"/>
    </style:style>
    <style:style style:name="P18" style:family="paragraph" style:parent-style-name="Standard">
      <style:text-properties fo:font-size="12pt" fo:font-weight="normal" officeooo:rsid="000e7834" officeooo:paragraph-rsid="000e7834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bold" officeooo:rsid="00105d40" officeooo:paragraph-rsid="00105d40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1180f6" officeooo:paragraph-rsid="001180f6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180f6" officeooo:paragraph-rsid="00126184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8pt" fo:font-weight="bold" officeooo:rsid="00105d40" officeooo:paragraph-rsid="00105d40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rsid="00132fed" officeooo:paragraph-rsid="00132fed" style:font-size-asian="18pt" style:font-weight-asian="bold" style:font-size-complex="18pt" style:font-weight-complex="bold"/>
    </style:style>
    <style:style style:name="P24" style:family="paragraph" style:parent-style-name="Table_20_Contents">
      <style:text-properties fo:font-size="12pt" style:font-size-asian="10.5pt" style:font-size-complex="12pt"/>
    </style:style>
    <style:style style:name="P25" style:family="paragraph" style:parent-style-name="Table_20_Contents">
      <style:text-properties fo:font-size="12pt" officeooo:rsid="001180f6" officeooo:paragraph-rsid="001180f6" style:font-size-asian="10.5pt" style:font-size-complex="12pt"/>
    </style:style>
    <style:style style:name="P26" style:family="paragraph" style:parent-style-name="Table_20_Contents">
      <style:text-properties fo:font-size="12pt" officeooo:rsid="001180f6" officeooo:paragraph-rsid="00126184" style:font-size-asian="10.5pt" style:font-size-complex="12pt"/>
    </style:style>
    <style:style style:name="P27" style:family="paragraph" style:parent-style-name="Table_20_Contents">
      <style:text-properties fo:font-size="12pt" officeooo:paragraph-rsid="00126184" style:font-size-asian="10.5pt" style:font-size-complex="12pt"/>
    </style:style>
    <style:style style:name="P28" style:family="paragraph" style:parent-style-name="Table_20_Contents">
      <style:text-properties fo:font-size="12pt" officeooo:rsid="00126184" officeooo:paragraph-rsid="00126184" style:font-size-asian="10.5pt" style:font-size-complex="12pt"/>
    </style:style>
    <style:style style:name="T1" style:family="text">
      <style:text-properties officeooo:rsid="000bd319"/>
    </style:style>
    <style:style style:name="T2" style:family="text">
      <style:text-properties officeooo:rsid="000cf37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7834" style:font-weight-asian="normal" style:font-weight-complex="normal"/>
    </style:style>
    <style:style style:name="T5" style:family="text">
      <style:text-properties fo:font-weight="normal" officeooo:rsid="00105c71" style:font-weight-asian="normal" style:font-weight-complex="normal"/>
    </style:style>
    <style:style style:name="T6" style:family="text">
      <style:text-properties fo:font-weight="normal" officeooo:rsid="00126184" style:font-weight-asian="normal" style:font-weight-complex="normal"/>
    </style:style>
    <style:style style:name="T7" style:family="text">
      <style:text-properties fo:font-weight="normal" officeooo:rsid="00132fed" style:font-weight-asian="normal" style:font-weight-complex="normal"/>
    </style:style>
    <style:style style:name="T8" style:family="text">
      <style:text-properties fo:font-variant="normal" fo:text-transform="none" fo:color="#333333" style:font-name="Menlo" fo:font-size="8.25pt" fo:letter-spacing="normal" fo:font-style="normal" fo:font-weight="normal" fo:background-color="transparent" loext:char-shading-value="0" fo:padding="0cm" fo:border="none"/>
    </style:style>
    <style:style style:name="T9" style:family="text">
      <style:text-properties fo:font-variant="normal" fo:text-transform="none" fo:color="#333333" style:font-name="Menlo" fo:font-size="8.25pt" fo:letter-spacing="normal" fo:font-style="normal" fo:font-weight="normal" officeooo:rsid="000e23f8" fo:background-color="transparent" loext:char-shading-value="0" fo:padding="0cm" fo:border="none"/>
    </style:style>
    <style:style style:name="T10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11" style:family="text">
      <style:text-properties officeooo:rsid="000e7834"/>
    </style:style>
    <style:style style:name="T12" style:family="text">
      <style:text-properties officeooo:rsid="00105c71"/>
    </style:style>
    <style:style style:name="T13" style:family="text">
      <style:text-properties officeooo:rsid="00126184"/>
    </style:style>
    <style:style style:name="T14" style:family="text">
      <style:text-properties officeooo:rsid="0012a5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”<text:span text:style-name="T1">Elämäntarkoitus</text:span>” </text:p>
      <text:p text:style-name="P5">dokumentaatio </text:p>
      <text:p text:style-name="P1"/>
      <text:p text:style-name="P1"/>
      <text:p text:style-name="P4">Johdanto </text:p>
      <text:p text:style-name="P1"/>
      <text:p text:style-name="P3">Järjestelmän tarkoitus: </text:p>
      <text:p text:style-name="P3"/>
      <text:p text:style-name="P1">Yksinäisyys, syrjäyteneisyys, eristäytyneisyss ja tarkoituksettomuudentunne ovat tämän hetken Suomessa kasvia ongelmia. Tämän järjestelmän tarkoitus on saattaa ihmisiä yhteen ja auttaa heitä löytämään uusia harrastuksia ja yhteisöjä, joissa voi kokea </text:p>
      <text:p text:style-name="P1">elämänsä merkitykselliseksi. </text:p>
      <text:p text:style-name="P1"/>
      <text:p text:style-name="P3">Tavoitteet:</text:p>
      <text:p text:style-name="P1"/>
      <text:p text:style-name="P1">Tavoitteena on onnistua pysäyttämään SSS-ryhmän edesauttaman ihmisten syrjäyttämisprojekti, </text:p>
      <text:p text:style-name="P1">sekä palauttaa vanhusten ihmisarvo ja siten myös helpottaa tulevaisuuttapelkäävien nuorempienkin </text:p>
      <text:p text:style-name="P1">ihmisten toivottomuutta ja ahdistusta. </text:p>
      <text:p text:style-name="P1"/>
      <text:p text:style-name="P3">Kuvaus järjestelmän toiminnasta:</text:p>
      <text:p text:style-name="P1"/>
      <text:p text:style-name="P1">- Järjestelmää on tarkoitus käyttää siten, että yksinäiset voivat luoda sinne itselleen profiilin, joissa </text:p>
      <text:p text:style-name="P1">he voivat kertoa itsestään ja elämästään, sekä listata mahdollisia kiinnostuksenkohteitaan. Lisäksi </text:p>
      <text:p text:style-name="P1">he voivat halutessaan täyttää kalenterista aikoja, jolloin he ovat halukkaita sosiaaliseen toimintaan. </text:p>
      <text:p text:style-name="P1"/>
      <text:p text:style-name="P1">- Järjestelmän muita käyttäjiä ovat "<text:span text:style-name="T2">Elämäntarkoitu</text:span>s" -yhdistyksen <text:span text:style-name="T2">järjestelmänvalvoja</text:span></text:p>
      <text:p text:style-name="P1"/>
      <text:p text:style-name="P1"/>
      <text:p text:style-name="P3">Teknisiä tietoja: </text:p>
      <text:p text:style-name="P1"/>
      <text:p text:style-name="P1">- Työ toteutaan koulun Users-palvelimella. </text:p>
      <text:p text:style-name="P1"/>
      <text:p text:style-name="P1">- Websovelluksista ohjelman laatijalla ei ole minkäänlaista kokemusta, eikä hän siten edes ymmärrä </text:p>
      <text:p text:style-name="P1">sanoja alustajärjestelmä ja sovelluskehys. Ohjelma kuitenkin toteutetaan PHP-kielellä. </text:p>
      <text:p text:style-name="P1"/>
      <text:p text:style-name="P1">- Selainten kielten tukeminen on alueena laatijalle vielä täysi mysteeri. </text:p>
      <text:p text:style-name="P1"/>
      <text:p text:style-name="P2">- Sovellus on tarkoitettu ja myös tukee ainoastaan yhtä tietokantaa, jonka toteuttaja alustaa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5" text:outline-level="3"><text:soft-page-break/>Käyttäjäryhmät</text:h>
      <text:p text:style-name="P13"/>
      <text:p text:style-name="P14"><text:span text:style-name="Source_20_Text"><text:span text:style-name="T8">Jokamies</text:span></text:span></text:p>
      <text:p text:style-name="P16"><text:span text:style-name="Source_20_Text"><text:span text:style-name="T10"><text:s text:c="2"/></text:span></text:span><text:span text:style-name="Source_20_Text"><text:span text:style-name="T8">Jokamiehellä tarkoitetaan ketä tahansa, joka Internetin välityksellä tulee lukemaan ”</text:span></text:span><text:span text:style-name="Source_20_Text"><text:span text:style-name="T9">Elämäntarkoitus</text:span></text:span><text:span text:style-name="Source_20_Text"><text:span text:style-name="T8">”-</text:span></text:span><text:span text:style-name="Source_20_Text"><text:span text:style-name="T9">yhdistyksen</text:span></text:span><text:span text:style-name="Source_20_Text"><text:span text:style-name="T8"> www-sivuja. </text:span></text:span></text:p>
      <text:p text:style-name="P16"><text:span text:style-name="Source_20_Text"><text:span text:style-name="T10"><text:s text:c="2"/></text:span></text:span><text:span text:style-name="Source_20_Text"><text:span text:style-name="T8">Kaikki muut sidosryhmät kuuluvat myös tähän sidosryhmään.</text:span></text:span></text:p>
      <text:p text:style-name="P16"/>
      <text:p text:style-name="P16"><text:span text:style-name="Source_20_Text"><text:span text:style-name="T8">Asiakas</text:span></text:span></text:p>
      <text:p text:style-name="P16"><text:span text:style-name="Source_20_Text"><text:span text:style-name="T10"><text:s text:c="2"/></text:span></text:span><text:span text:style-name="Source_20_Text"><text:span text:style-name="T8">Asiakas on rekisteröitynyt käyttäjä.</text:span></text:span></text:p>
      <text:p text:style-name="P16"/>
      <text:p text:style-name="P17"><text:span text:style-name="Source_20_Text"><text:span text:style-name="T9">Järejstelmänvalvoja</text:span></text:span></text:p>
      <text:p text:style-name="P17"><text:span text:style-name="Source_20_Text"><text:span text:style-name="T9"><text:tab/>Järjestelmänvalvoja pitää huolta siitä, ettei sivustoa käytetä väärin, esimerkiksi rikolliseen toimintaan ja häirintään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Käyttötapauskaavio</text:p>
      <text:p text:style-name="P6"/>
      <text:p text:style-name="P6"><draw:frame draw:style-name="fr1" draw:name="Image1" text:anchor-type="paragraph" svg:width="17cm" svg:height="16.494cm" draw:z-index="0"><draw:image xlink:href="Pictures/1000020100000412000003F3659F1DB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7">Käyttötapaukset</text:p>
      <text:p text:style-name="P8"/>
      <text:p text:style-name="P8">Jokamiehen käyttötapaukset:</text:p>
      <text:p text:style-name="P10"/>
      <text:p text:style-name="P10"><text:span text:style-name="T12">(1.</text:span> <text:span text:style-name="T12">s</text:span>ivuston etusivuun tutustuminen:</text:p>
      <text:p text:style-name="P11">Käyttäjä lataa etusivun ja lukee, mitä siinä sanotaan.<text:span text:style-name="T12">)</text:span></text:p>
      <text:p text:style-name="P10"><text:tab/></text:p>
      <text:p text:style-name="P10"><text:span text:style-name="T11">2. t</text:span>ilinavaus:</text:p>
      <text:p text:style-name="P11">Käyttäjä painaa nappia luodakseen profiilin ja saa eteensä lomakkeen, johon hän täyttää pakolliset (esim. nimi, käyttäjätunnus ja salasana) ja mahdolliset vapaaehtoiset tietonsa.</text:p>
      <text:p text:style-name="P10"/>
      <text:p text:style-name="P8">Asiakkaan käyttötapaukset:</text:p>
      <text:p text:style-name="P8"/>
      <text:p text:style-name="P10"><text:span text:style-name="T11">1. </text:span>sisäänkirjautuminen:</text:p>
      <text:p text:style-name="P11">Käyttäjä painaa kirjautumislinkkiä ja syöttää aukeavalle lomakesivulle käyttäjätunnuksen ja salasansa.</text:p>
      <text:p text:style-name="P8"/>
      <text:p text:style-name="P8"><text:span text:style-name="T4">2.</text:span><text:span text:style-name="T3"> profiilin muokkaus </text:span><text:span text:style-name="T5">ja poistaminen</text:span><text:span text:style-name="T3">:</text:span></text:p>
      <text:p text:style-name="P11">Käyttäjä näkee oman sivunsa ja muokkaa tietojaan. Kaikkia tietoja ei kuitenkaan voi muokata ilman tilin poistamista.</text:p>
      <text:p text:style-name="P8"/>
      <text:p text:style-name="P8"><text:span text:style-name="T4">3.</text:span><text:span text:style-name="T3"> tapahtuman l</text:span><text:span text:style-name="T5">uo</text:span><text:span text:style-name="T3">n</text:span><text:span text:style-name="T5">ti:</text:span></text:p>
      <text:p text:style-name="P11">Käyttäjä painaa tapahtumanlisäämisnappia tai linkkiä yläpalkista, ja lisää tapahtuman, johon tarvitaan nimi, lyhyt kuvaus, mahdollisten teematagien lisääminen, tapahtumapaikka ja -aika.</text:p>
      <text:p text:style-name="P8"/>
      <text:p text:style-name="P8"><text:span text:style-name="T4">4.</text:span><text:span text:style-name="T3"> tapahtuman muokkaus ja poisto:</text:span></text:p>
      <text:p text:style-name="P11">Omalta sivultaan käyttäjä voi muokata tai poistaa luomansa tapahtuman.</text:p>
      <text:p text:style-name="P8"/>
      <text:p text:style-name="P8"><text:span text:style-name="T4">5. </text:span><text:span text:style-name="T5">t</text:span><text:span text:style-name="T3">ulevien tapahtumien selaus ja niiden hakeminen kiinnostuksekohteiden perusteella:</text:span></text:p>
      <text:p text:style-name="P11">Käyttäjä näkee listan tulevista tapahtumista ja mhdollisesti valitsee tämänhetkiset kiinnostuksenkohteensa listalta ja painaa hakunappia.</text:p>
      <text:p text:style-name="P8"/>
      <text:p text:style-name="P12">6. tapahtumaan ilmoittautuminen:</text:p>
      <text:p text:style-name="P12">Käyttäjä klikkaa tapahtumalistasta tapahtuman johon haluaa ilmoittautua.</text:p>
      <text:p text:style-name="P8"/>
      <text:p text:style-name="P8"><text:span text:style-name="T5">7. proffilien</text:span><text:span text:style-name="T3"> selaus listalta:</text:span></text:p>
      <text:p text:style-name="P11">Asiakas näkee listan <text:span text:style-name="T12">julkisistaprofiileista</text:span> ja mahdollisista muista tiedoista, jotka käyttäjät itse valitsevat nähtäviksi.</text:p>
      <text:p text:style-name="P11"/>
      <text:p text:style-name="P8"><text:span text:style-name="T5">8</text:span><text:span text:style-name="T4">.</text:span><text:span text:style-name="T3"> </text:span><text:span text:style-name="T4">K</text:span><text:span text:style-name="T3">iinnostuksenkohteiden lisääminen:</text:span></text:p>
      <text:p text:style-name="P11">Käyttäjä keksii uuden kiinnostuskohteen ja asettaa sen hakusanaksi.</text:p>
      <text:p text:style-name="P8"/>
      <text:p text:style-name="P8"><text:span text:style-name="T5">9</text:span><text:span text:style-name="T4">.</text:span><text:span text:style-name="T3"> </text:span><text:span text:style-name="T4">K</text:span><text:span text:style-name="T3">iinnostuksenkohteiden valinta:</text:span></text:p>
      <text:p text:style-name="P11">Käyttäjä valitsee kiinnostuksenkohteita omaan julkiseen profiiliinsa.</text:p>
      <text:p text:style-name="P8"><text:soft-page-break/></text:p>
      <text:p text:style-name="P9">Järjestelmänvalvojan käyttötapaukset:</text:p>
      <text:p text:style-name="P9"/>
      <text:p text:style-name="P9"><text:span text:style-name="T3">1. </text:span><text:span text:style-name="T5">S</text:span><text:span text:style-name="T3">isäänkirjautuminen</text:span></text:p>
      <text:p text:style-name="P11">Katso aiemmasta</text:p>
      <text:p text:style-name="P11"/>
      <text:p text:style-name="P11">2. Tapahtumien selaus</text:p>
      <text:p text:style-name="P11">Katso aiemmasta</text:p>
      <text:p text:style-name="P9"/>
      <text:p text:style-name="P11">3. Tapahtuman poisto:</text:p>
      <text:p text:style-name="P11">Katso aiemmasta</text:p>
      <text:p text:style-name="P11"/>
      <text:p text:style-name="P11">4. Käyttäjätilien selaus:</text:p>
      <text:p text:style-name="P11">Järjestelmänvalvoja näkee kaikkien tilien slaamattomat tiedot</text:p>
      <text:p text:style-name="P9"/>
      <text:p text:style-name="P11">5. Käyttäjätilin poisto:</text:p>
      <text:p text:style-name="P11">Järjestelmänvalvoja voi poistaa valitsemansa käyttäjätilin ilman tilinhaltijan suostumusta mikäli se rikkoo sivuston sääntöjä.</text:p>
      <text:p text:style-name="P11"/>
      <text:p text:style-name="P11"/>
      <text:p text:style-name="P22"/>
      <text:p text:style-name="P22"/>
      <text:p text:style-name="P22"/>
      <text:p text:style-name="P22"/>
      <text:p text:style-name="P22"/>
      <text:p text:style-name="P22">Järjestelmän tietosisältö</text:p>
      <text:p text:style-name="P22"/>
      <text:p text:style-name="P19"><draw:frame draw:style-name="fr2" draw:name="Image2" text:anchor-type="paragraph" svg:x="1.715cm" svg:y="0.141cm" svg:width="13.573cm" svg:height="6.059cm" draw:z-index="1"><draw:image xlink:href="Pictures/1000020100000201000000E52E2B171E.png" xlink:type="simple" xlink:show="embed" xlink:actuate="onLoad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<text:bookmark-start text:name="__DdeLink__488_30307091"/><text:span text:style-name="T3">Tietokohde: </text:span>Asiakas</text:p>
      <text:p text:style-name="P20"/>
      <table:table table:name="Tietokohdetaulukko" table:style-name="Tietokohdetaulukko">
        <table:table-column table:style-name="Tietokohdetaulukko.A"/>
        <table:table-column table:style-name="Tietokohdetaulukko.B"/>
        <table:table-column table:style-name="Tietokohdetaulukko.C"/>
        <table:table-row>
          <table:table-cell table:style-name="Tietokohdetaulukko.A1" office:value-type="string">
            <text:p text:style-name="P25">Attribuutti:</text:p>
          </table:table-cell>
          <table:table-cell table:style-name="Tietokohdetaulukko.A1" office:value-type="string">
            <text:p text:style-name="P25">Arvojoukko:</text:p>
          </table:table-cell>
          <table:table-cell table:style-name="Tietokohdetaulukko.C1" office:value-type="string">
            <text:p text:style-name="P25">Kuvailu:</text:p>
          </table:table-cell>
        </table:table-row>
        <table:table-row>
          <table:table-cell table:style-name="Tietokohdetaulukko.A2" office:value-type="string">
            <text:p text:style-name="P25">Etunimi</text:p>
          </table:table-cell>
          <table:table-cell table:style-name="Tietokohdetaulukko.A2" office:value-type="string">
            <text:p text:style-name="P25">Varchar(50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Sukunimi</text:p>
          </table:table-cell>
          <table:table-cell table:style-name="Tietokohdetaulukko.A2" office:value-type="string">
            <text:p text:style-name="P25">Varchar(50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Lyhyt kuvaus</text:p>
          </table:table-cell>
          <table:table-cell table:style-name="Tietokohdetaulukko.A2" office:value-type="string">
            <text:p text:style-name="P25">Varchar(250)</text:p>
          </table:table-cell>
          <table:table-cell table:style-name="Tietokohdetaulukko.C2" office:value-type="string">
            <text:p text:style-name="P25">Käyttäjä kertoo itsestään, mitä haluaa.</text:p>
          </table:table-cell>
        </table:table-row>
        <table:table-row>
          <table:table-cell table:style-name="Tietokohdetaulukko.A2" office:value-type="string">
            <text:p text:style-name="P25">Syntymäaika</text:p>
          </table:table-cell>
          <table:table-cell table:style-name="Tietokohdetaulukko.A2" office:value-type="string">
            <text:p text:style-name="P25">Date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Käyttäjänimi</text:p>
          </table:table-cell>
          <table:table-cell table:style-name="Tietokohdetaulukko.A2" office:value-type="string">
            <text:p text:style-name="P25">Varchar(20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Salasana</text:p>
          </table:table-cell>
          <table:table-cell table:style-name="Tietokohdetaulukko.A2" office:value-type="string">
            <text:p text:style-name="P25">Varchar(16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Osoite</text:p>
          </table:table-cell>
          <table:table-cell table:style-name="Tietokohdetaulukko.A2" office:value-type="string">
            <text:p text:style-name="P25">Varchar(20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Puhelinnumero</text:p>
          </table:table-cell>
          <table:table-cell table:style-name="Tietokohdetaulukko.A2" office:value-type="string">
            <text:p text:style-name="P25">Varchar(15)</text:p>
          </table:table-cell>
          <table:table-cell table:style-name="Tietokohdetaulukko.C2" office:value-type="string">
            <text:p text:style-name="P24"/>
          </table:table-cell>
        </table:table-row>
        <table:table-row>
          <table:table-cell table:style-name="Tietokohdetaulukko.A2" office:value-type="string">
            <text:p text:style-name="P25">Sähköpostiosoite</text:p>
          </table:table-cell>
          <table:table-cell table:style-name="Tietokohdetaulukko.A2" office:value-type="string">
            <text:p text:style-name="P25">Varchar(50)</text:p>
          </table:table-cell>
          <table:table-cell table:style-name="Tietokohdetaulukko.C2" office:value-type="string">
            <text:p text:style-name="P24"/>
          </table:table-cell>
        </table:table-row>
      </table:table>
      <text:p text:style-name="P20"><text:bookmark-end text:name="__DdeLink__488_30307091"/><text:span text:style-name="T3"/></text:p>
      <text:p text:style-name="P21"><text:span text:style-name="T3">Tietokohde: </text:span><text:span text:style-name="T13">Kiinnostuksenkohde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<text:span text:style-name="T13">A</text:span>ttribuutti:</text:p>
          </table:table-cell>
          <table:table-cell table:style-name="Table1.A1" office:value-type="string">
            <text:p text:style-name="P26">Arvojoukko:</text:p>
          </table:table-cell>
          <table:table-cell table:style-name="Table1.C1" office:value-type="string">
            <text:p text:style-name="P26">Kuvailu:</text:p>
          </table:table-cell>
        </table:table-row>
        <table:table-row>
          <table:table-cell table:style-name="Table1.A2" office:value-type="string">
            <text:p text:style-name="P28"><text:span text:style-name="T14">K</text:span>iinnostus</text:p>
          </table:table-cell>
          <table:table-cell table:style-name="Table1.A2" office:value-type="string">
            <text:p text:style-name="P26">Varchar(<text:span text:style-name="T13">50</text:span>)</text:p>
          </table:table-cell>
          <table:table-cell table:style-name="Table1.C2" office:value-type="string">
            <text:p text:style-name="P27"/>
          </table:table-cell>
        </table:table-row>
      </table:table>
      <text:p text:style-name="P21"/>
      <text:p text:style-name="P21"><text:span text:style-name="T3">Tietokohde: </text:span><text:span text:style-name="T13">Tapahtuma</text:span></text:p>
      <text:p text:style-name="P2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Attribuutti:</text:p>
          </table:table-cell>
          <table:table-cell table:style-name="Table2.A1" office:value-type="string">
            <text:p text:style-name="P26">Arvojoukko:</text:p>
          </table:table-cell>
          <table:table-cell table:style-name="Table2.C1" office:value-type="string">
            <text:p text:style-name="P26">Kuvailu:</text:p>
          </table:table-cell>
        </table:table-row>
        <table:table-row>
          <table:table-cell table:style-name="Table2.A2" office:value-type="string">
            <text:p text:style-name="P28">Tapahtumannimi</text:p>
          </table:table-cell>
          <table:table-cell table:style-name="Table2.A2" office:value-type="string">
            <text:p text:style-name="P26">Varchar(50)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6"><text:span text:style-name="T13">L</text:span>yhyt kuvaus</text:p>
          </table:table-cell>
          <table:table-cell table:style-name="Table2.A2" office:value-type="string">
            <text:p text:style-name="P26">Varchar(250)</text:p>
          </table:table-cell>
          <table:table-cell table:style-name="Table2.C2" office:value-type="string">
            <text:p text:style-name="P28">Kuvaus, mistä tapahtumassa on kyse.</text:p>
          </table:table-cell>
        </table:table-row>
        <table:table-row>
          <table:table-cell table:style-name="Table2.A2" office:value-type="string">
            <text:p text:style-name="P28">Pvm</text:p>
          </table:table-cell>
          <table:table-cell table:style-name="Table2.A2" office:value-type="string">
            <text:p text:style-name="P26">Date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8">Kellonaika</text:p>
          </table:table-cell>
          <table:table-cell table:style-name="Table2.A2" office:value-type="string">
            <text:p text:style-name="P28">Time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8">Tapahtumapaikka</text:p>
          </table:table-cell>
          <table:table-cell table:style-name="Table2.A2" office:value-type="string">
            <text:p text:style-name="P26">Varchar(16)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8">Tapahtuman luoja</text:p>
          </table:table-cell>
          <table:table-cell table:style-name="Table2.A2" office:value-type="string">
            <text:p text:style-name="P26">Varchar(20)</text:p>
          </table:table-cell>
          <table:table-cell table:style-name="Table2.C2" office:value-type="string">
            <text:p text:style-name="P27"/>
          </table:table-cell>
        </table:table-row>
      </table:table>
      <text:p text:style-name="P23"><text:soft-page-break/>Relaatiotietokantakaavio</text:p>
      <text:p text:style-name="P23"><draw:frame draw:style-name="fr2" draw:name="Image3" text:anchor-type="paragraph" svg:x="-0.339cm" svg:y="1.353cm" svg:width="17cm" svg:height="12.095cm" draw:z-index="2"><draw:image xlink:href="Pictures/10000201000002D800000206D69A14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Ubuntu Mono', 'DejaVu Mono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5:19:07.911217292</meta:creation-date>
    <dc:date>2016-04-04T17:41:19.535916960</dc:date>
    <meta:editing-duration>PT2H5M33S</meta:editing-duration>
    <meta:editing-cycles>9</meta:editing-cycles>
    <meta:generator>LibreOffice/4.2.8.2$Linux_X86_64 LibreOffice_project/420m0$Build-2</meta:generator>
    <meta:document-statistic meta:table-count="3" meta:image-count="3" meta:object-count="0" meta:page-count="7" meta:paragraph-count="115" meta:word-count="499" meta:character-count="4460" meta:non-whitespace-character-count="4452"/>
  </office:meta>
</office:document-meta>
</file>